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a6556" officeooo:paragraph-rsid="001a6556"/>
    </style:style>
    <style:style style:name="P2" style:family="paragraph" style:parent-style-name="Heading_20_1">
      <style:text-properties officeooo:rsid="001de501" officeooo:paragraph-rsid="001de501"/>
    </style:style>
    <style:style style:name="P3" style:family="paragraph" style:parent-style-name="Heading_20_1">
      <style:text-properties officeooo:rsid="00271f5c" officeooo:paragraph-rsid="00271f5c"/>
    </style:style>
    <style:style style:name="P4" style:family="paragraph" style:parent-style-name="Heading_20_1">
      <style:text-properties officeooo:rsid="002c2fa0" officeooo:paragraph-rsid="002c2fa0"/>
    </style:style>
    <style:style style:name="P5" style:family="paragraph" style:parent-style-name="Text_20_body" style:list-style-name="L1">
      <style:text-properties officeooo:rsid="001a6556" officeooo:paragraph-rsid="001a6556"/>
    </style:style>
    <style:style style:name="P6" style:family="paragraph" style:parent-style-name="Text_20_body" style:list-style-name="L2">
      <style:text-properties officeooo:rsid="001a6556" officeooo:paragraph-rsid="001a6556"/>
    </style:style>
    <style:style style:name="P7" style:family="paragraph" style:parent-style-name="Text_20_body" style:list-style-name="L3">
      <style:text-properties officeooo:rsid="001a6556" officeooo:paragraph-rsid="001a6556"/>
    </style:style>
    <style:style style:name="P8" style:family="paragraph" style:parent-style-name="Text_20_body" style:list-style-name="L4">
      <style:text-properties officeooo:rsid="001a6556" officeooo:paragraph-rsid="001a6556"/>
    </style:style>
    <style:style style:name="P9" style:family="paragraph" style:parent-style-name="Text_20_body" style:list-style-name="L4">
      <style:text-properties officeooo:rsid="001bff83" officeooo:paragraph-rsid="001bff83"/>
    </style:style>
    <style:style style:name="P10" style:family="paragraph" style:parent-style-name="Text_20_body" style:list-style-name="L5">
      <style:text-properties officeooo:rsid="001bff83" officeooo:paragraph-rsid="001bff83"/>
    </style:style>
    <style:style style:name="P11" style:family="paragraph" style:parent-style-name="Text_20_body" style:list-style-name="L6">
      <style:text-properties officeooo:rsid="001cb219" officeooo:paragraph-rsid="001cb219"/>
    </style:style>
    <style:style style:name="P12" style:family="paragraph" style:parent-style-name="Text_20_body" style:list-style-name="L7">
      <style:text-properties officeooo:rsid="001cca62" officeooo:paragraph-rsid="001cca62"/>
    </style:style>
    <style:style style:name="P13" style:family="paragraph" style:parent-style-name="Text_20_body" style:list-style-name="L8">
      <style:text-properties officeooo:rsid="001cca62" officeooo:paragraph-rsid="001cca62"/>
    </style:style>
    <style:style style:name="P14" style:family="paragraph" style:parent-style-name="Text_20_body" style:list-style-name="L9">
      <style:text-properties officeooo:rsid="001d88e2" officeooo:paragraph-rsid="001d88e2"/>
    </style:style>
    <style:style style:name="P15" style:family="paragraph" style:parent-style-name="Text_20_body" style:list-style-name="L10">
      <style:text-properties officeooo:rsid="001d88e2" officeooo:paragraph-rsid="001d88e2"/>
    </style:style>
    <style:style style:name="P16" style:family="paragraph" style:parent-style-name="Text_20_body" style:list-style-name="L11">
      <style:text-properties officeooo:rsid="001de501" officeooo:paragraph-rsid="001de501"/>
    </style:style>
    <style:style style:name="P17" style:family="paragraph" style:parent-style-name="Text_20_body" style:list-style-name="L12">
      <style:text-properties officeooo:rsid="001fceae" officeooo:paragraph-rsid="001fceae"/>
    </style:style>
    <style:style style:name="P18" style:family="paragraph" style:parent-style-name="Text_20_body" style:list-style-name="L13">
      <style:text-properties officeooo:rsid="00271f5c" officeooo:paragraph-rsid="00271f5c"/>
    </style:style>
    <style:style style:name="P19" style:family="paragraph" style:parent-style-name="Text_20_body" style:list-style-name="L13">
      <style:text-properties officeooo:rsid="0027f72e" officeooo:paragraph-rsid="0027f72e"/>
    </style:style>
    <style:style style:name="P20" style:family="paragraph" style:parent-style-name="Text_20_body" style:list-style-name="L13">
      <style:text-properties officeooo:rsid="00285cf5" officeooo:paragraph-rsid="00285cf5"/>
    </style:style>
    <style:style style:name="P21" style:family="paragraph" style:parent-style-name="Text_20_body" style:list-style-name="L13">
      <style:text-properties officeooo:rsid="0028c1b8" officeooo:paragraph-rsid="0028c1b8"/>
    </style:style>
    <style:style style:name="P22" style:family="paragraph" style:parent-style-name="Text_20_body" style:list-style-name="L14">
      <style:text-properties officeooo:rsid="002d059f" officeooo:paragraph-rsid="002d059f"/>
    </style:style>
    <style:style style:name="T1" style:family="text">
      <style:text-properties style:text-position="super 58%"/>
    </style:style>
    <style:style style:name="T2" style:family="text">
      <style:text-properties officeooo:rsid="001d88e2"/>
    </style:style>
    <style:style style:name="T3" style:family="text">
      <style:text-properties officeooo:rsid="0021350f"/>
    </style:style>
    <style:style style:name="T4" style:family="text">
      <style:text-properties officeooo:rsid="0028c1b8"/>
    </style:style>
    <style:style style:name="T5" style:family="text">
      <style:text-properties officeooo:rsid="0029c7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Virus</text:h>
      <text:list xml:id="list854753384" text:style-name="L1">
        <text:list-item>
          <text:p text:style-name="P5">Must have a application or data file to insert itself into to be run.</text:p>
        </text:list-item>
        <text:list-item>
          <text:p text:style-name="P5">Can spread across other file but only on the same machine.</text:p>
        </text:list-item>
        <text:list-item>
          <text:p text:style-name="P5">Only way to spread to other computers is humans such as sending infected email.</text:p>
        </text:list-item>
        <text:list-item>
          <text:p text:style-name="P5">Always has a malicious payload</text:p>
        </text:list-item>
      </text:list>
      <text:h text:style-name="P1" text:outline-level="1">Worm</text:h>
      <text:list xml:id="list572486914" text:style-name="L2">
        <text:list-item>
          <text:p text:style-name="P6">Standalone program</text:p>
        </text:list-item>
        <text:list-item>
          <text:p text:style-name="P6">Can self-spread to other computers on a network.</text:p>
        </text:list-item>
        <text:list-item>
          <text:p text:style-name="P6">Does not always have malicious payload.</text:p>
        </text:list-item>
        <text:list-item>
          <text:p text:style-name="P6">Can be used to spread botnets for DDoS</text:p>
        </text:list-item>
      </text:list>
      <text:h text:style-name="P1" text:outline-level="1">Logic Bomb</text:h>
      <text:list xml:id="list2467619119" text:style-name="L3">
        <text:list-item>
          <text:p text:style-name="P7">Program that will run at a certain time or under a certain circumstance.</text:p>
        </text:list-item>
      </text:list>
      <text:h text:style-name="P1" text:outline-level="1">Trojan Horse</text:h>
      <text:list xml:id="list1878548503" text:style-name="L4">
        <text:list-item>
          <text:p text:style-name="P8">Program that hides another use for an attacker.</text:p>
        </text:list-item>
        <text:list-item>
          <text:p text:style-name="P8">Can not spread on the same machine or on others on a network.</text:p>
        </text:list-item>
        <text:list-item>
          <text:p text:style-name="P8">Example is user downloads free software, screensaver for instance, but that has other program(s) that are malicious.</text:p>
        </text:list-item>
        <text:list-item>
          <text:p text:style-name="P9">Can be used to spy on users or use a computer as part of a botnet.</text:p>
        </text:list-item>
      </text:list>
      <text:h text:style-name="P1" text:outline-level="1">RAT</text:h>
      <text:list xml:id="list555534277" text:style-name="L5">
        <text:list-item>
          <text:p text:style-name="P10">Legit use is for Admins to log into remote computers. (Remote Access Tool)</text:p>
        </text:list-item>
        <text:list-item>
          <text:p text:style-name="P10">Not legit (Remote Access Trojan) used to gain admin permissions on a machine.</text:p>
        </text:list-item>
        <text:list-item>
          <text:p text:style-name="P10">Usually included in pirated software though patches, can even be email attachments.</text:p>
        </text:list-item>
        <text:list-item>
          <text:p text:style-name="P10">Capable of keystroke logging, packet capture, screen capture, camera capture, file access, code execution, registry management, password sniffing, etc.</text:p>
        </text:list-item>
      </text:list>
      <text:h text:style-name="P1" text:outline-level="1">Rootkit</text:h>
      <text:list xml:id="list575447351" text:style-name="L6">
        <text:list-item>
          <text:p text:style-name="P11">A permanent undetectable presence on a computer.</text:p>
        </text:list-item>
        <text:list-item>
          <text:p text:style-name="P11">Can be used to sanitize logs, repair timestamps, and hide actions</text:p>
        </text:list-item>
        <text:list-item>
          <text:p text:style-name="P11">Can also be used to mask files, processes, network connections and enable privileged access.</text:p>
        </text:list-item>
        <text:list-item>
          <text:p text:style-name="P11"><text:soft-page-break/>Conceals installed malware. <text:s/>If a AV scan runs, rootkit can tell AV that some dir or files have already been scanned the where malware is present. </text:p>
        </text:list-item>
      </text:list>
      <text:h text:style-name="P3" text:outline-level="1">Replay (Playback) Attack</text:h>
      <text:list xml:id="list491420197" text:style-name="L13">
        <text:list-item>
          <text:p text:style-name="P18">Where a valid data transmission is fraudulently repeated or delayed</text:p>
        </text:list-item>
        <text:list-item>
          <text:p text:style-name="P19">Person A requests authentication from person B. <text:s/>Person C is listening in MiM.</text:p>
        </text:list-item>
        <text:list-item>
          <text:p text:style-name="P19">Person B sends sends password/hash to A but C is listening and gets the packet.</text:p>
        </text:list-item>
        <text:list-item>
          <text:p text:style-name="P19">Now person C can send that packet to person A</text:p>
        </text:list-item>
        <text:list-item>
          <text:p text:style-name="P19">Can stop this by using Session IDs (session tokens)</text:p>
          <text:list>
            <text:list-item>
              <text:p text:style-name="P20">Person B sends a unique ID to Person A</text:p>
            </text:list-item>
            <text:list-item>
              <text:p text:style-name="P20">Person A uses it to transform the pwd and send result back to B</text:p>
            </text:list-item>
            <text:list-item>
              <text:p text:style-name="P20">Person B performs the same computation with the token.</text:p>
            </text:list-item>
            <text:list-item>
              <text:p text:style-name="P20">If values match, login is successful.</text:p>
            </text:list-item>
            <text:list-item>
              <text:p text:style-name="P20">If Person C tries to send the value on another session, Person B sends a different token</text:p>
            </text:list-item>
            <text:list-item>
              <text:p text:style-name="P20">Person C replies with previous captured value and will be different than Person B’s hash so login fails.</text:p>
            </text:list-item>
          </text:list>
        </text:list-item>
        <text:list-item>
          <text:p text:style-name="P19">Can also use one-time pwds <text:span text:style-name="T4">as they expire after very short time.</text:span></text:p>
        </text:list-item>
        <text:list-item>
          <text:p text:style-name="P21">Person B can also send nonces (random number that can be used just once <text:span text:style-name="T5">in crypto comms</text:span>) that include a Message Authentication Code which Person A should check.</text:p>
        </text:list-item>
      </text:list>
      <text:h text:style-name="P4" text:outline-level="1">Side-channel Attack</text:h>
      <text:list xml:id="list2179514009" text:style-name="L14">
        <text:list-item>
          <text:p text:style-name="P22">Uses info leaked by a system such as timing, power consumption, electromagnetic or acoustic emmitions.</text:p>
        </text:list-item>
      </text:list>
      <text:h text:style-name="P1" text:outline-level="1">Backdoor</text:h>
      <text:list xml:id="list1131664273" text:style-name="L7">
        <text:list-item>
          <text:p text:style-name="P12">Rootkits usually install a Backdoor so that attacker will have an easy way go get back into the system.</text:p>
        </text:list-item>
      </text:list>
      <text:h text:style-name="P1" text:outline-level="1">Spyware</text:h>
      <text:list xml:id="list4117668354" text:style-name="L8">
        <text:list-item>
          <text:p text:style-name="P13">Used for financial gain, monitors user activity and reports personal user data to 3<text:span text:style-name="T1">rd</text:span> Party.</text:p>
        </text:list-item>
        <text:list-item>
          <text:p text:style-name="P13">Attackers can sell user data and direct users to ad sites <text:span text:style-name="T2">through Adware</text:span></text:p>
        </text:list-item>
      </text:list>
      <text:h text:style-name="P1" text:outline-level="1">Adware</text:h>
      <text:list xml:id="list13685653" text:style-name="L9">
        <text:list-item>
          <text:p text:style-name="P14">Automatically displays or plays ads or downloads promotional material.</text:p>
        </text:list-item>
        <text:list-item>
          <text:p text:style-name="P14">Usually bundled with shareware.</text:p>
        </text:list-item>
      </text:list>
      <text:h text:style-name="P1" text:outline-level="1"><text:soft-page-break/>PUP <text:span text:style-name="T2">(Potentially Unwanted Program)</text:span></text:h>
      <text:list xml:id="list2895580323" text:style-name="L10">
        <text:list-item>
          <text:p text:style-name="P15">Extra software included in a download that directly fall under Spyware or Adware.</text:p>
        </text:list-item>
        <text:list-item>
          <text:p text:style-name="P15">However, companies call out this additional software in the EULA.</text:p>
        </text:list-item>
      </text:list>
      <text:h text:style-name="P2" text:outline-level="1">Pharming</text:h>
      <text:list xml:id="list1942187693" text:style-name="L11">
        <text:list-item>
          <text:p text:style-name="P16">Hijacking of legit website IP or domain name.</text:p>
        </text:list-item>
        <text:list-item>
          <text:p text:style-name="P16">Redirects users to malicious site to collect things like PII</text:p>
        </text:list-item>
      </text:list>
      <text:h text:style-name="P2" text:outline-level="1">Watering Hole</text:h>
      <text:list xml:id="list2342281563" text:style-name="L12">
        <text:list-item>
          <text:p text:style-name="P17">Victim is in a particular group (company, region, industry, etc.)</text:p>
        </text:list-item>
        <text:list-item>
          <text:p text:style-name="P17">Attacker guesses or observes common web sites users visit.</text:p>
        </text:list-item>
        <text:list-item>
          <text:p text:style-name="P17">Attacker infects these websites with malware <text:span text:style-name="T3">and users get infected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9T06:44:44.860254635</meta:creation-date>
    <meta:generator>LibreOffice/7.0.4.2$Linux_X86_64 LibreOffice_project/00$Build-2</meta:generator>
    <dc:date>2025-08-09T08:17:19.688857119</dc:date>
    <meta:editing-duration>P5DT9H9M30S</meta:editing-duration>
    <meta:editing-cycles>16</meta:editing-cycles>
    <meta:document-statistic meta:table-count="0" meta:image-count="0" meta:object-count="0" meta:page-count="3" meta:paragraph-count="61" meta:word-count="635" meta:character-count="3525" meta:non-whitespace-character-count="2995"/>
  </office:meta>
</office:document-meta>
</file>